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11pt"/>
    </style:style>
    <style:style style:name="co2" style:family="table-column">
      <style:table-column-properties fo:break-before="auto" style:column-width="59.84pt"/>
    </style:style>
    <style:style style:name="co3" style:family="table-column">
      <style:table-column-properties fo:break-before="auto" style:column-width="53.26pt"/>
    </style:style>
    <style:style style:name="co4" style:family="table-column">
      <style:table-column-properties fo:break-before="auto" style:column-width="64.46pt"/>
    </style:style>
    <style:style style:name="co5" style:family="table-column">
      <style:table-column-properties fo:break-before="auto" style:column-width="35.4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8pt" style:font-size-asian="8pt" style:font-size-complex="8pt"/>
    </style:style>
    <style:style style:name="ce2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ffff99" fo:wrap-option="wrap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66ffff" style:text-align-source="fix" style:repeat-content="false" fo:wrap-option="wrap" fo:border="0.06pt solid #000000"/>
      <style:paragraph-properties fo:text-align="center" fo:margin-left="0pt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66ffff" fo:wrap-option="wrap" fo:border="0.06pt solid #000000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CompetitivePC_SQL_writer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1" table:number-columns-repeated="2" table:default-cell-style-name="ce2"/>
        <table:table-column table:style-name="co4" table:number-columns-repeated="4" table:default-cell-style-name="ce4"/>
        <table:table-column table:style-name="co5" table:number-columns-repeated="6" table:default-cell-style-name="ce6"/>
        <table:table-column table:style-name="co1" table:default-cell-style-name="Default"/>
        <table:table-column table:style-name="co6" table:default-cell-style-name="ce8"/>
        <table:table-column table:style-name="co6" table:number-columns-repeated="1005" table:default-cell-style-name="Default"/>
        <table:table-row table:style-name="ro1">
          <table:table-cell table:style-name="ce1" office:value-type="string" calcext:value-type="string">
            <text:p>NationalID</text:p>
          </table:table-cell>
          <table:table-cell table:style-name="ce1" office:value-type="string" calcext:value-type="string">
            <text:p>Form</text:p>
          </table:table-cell>
          <table:table-cell table:style-name="ce1" office:value-type="string" calcext:value-type="string">
            <text:p>Nickname</text:p>
          </table:table-cell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Ability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HoldItem</text:p>
          </table:table-cell>
          <table:table-cell table:style-name="ce3" office:value-type="string" calcext:value-type="string">
            <text:p>Move1</text:p>
          </table:table-cell>
          <table:table-cell table:style-name="ce3" office:value-type="string" calcext:value-type="string">
            <text:p>Move2</text:p>
          </table:table-cell>
          <table:table-cell table:style-name="ce3" office:value-type="string" calcext:value-type="string">
            <text:p>Move3</text:p>
          </table:table-cell>
          <table:table-cell table:style-name="ce3" office:value-type="string" calcext:value-type="string">
            <text:p>Move4</text:p>
          </table:table-cell>
          <table:table-cell table:style-name="ce5" office:value-type="string" calcext:value-type="string">
            <text:p>HP</text:p>
          </table:table-cell>
          <table:table-cell table:style-name="ce5" office:value-type="string" calcext:value-type="string">
            <text:p>ATK</text:p>
          </table:table-cell>
          <table:table-cell table:style-name="ce5" office:value-type="string" calcext:value-type="string">
            <text:p>DEF</text:p>
          </table:table-cell>
          <table:table-cell table:style-name="ce5" office:value-type="string" calcext:value-type="string">
            <text:p>SPATK</text:p>
          </table:table-cell>
          <table:table-cell table:style-name="ce5" office:value-type="string" calcext:value-type="string">
            <text:p>SPDEF</text:p>
          </table:table-cell>
          <table:table-cell table:style-name="ce5" office:value-type="string" calcext:value-type="string">
            <text:p>SPD</text:p>
          </table:table-cell>
          <table:table-cell table:style-name="ce7"/>
          <table:table-cell table:formula="of:=COM.MICROSOFT.CONCAT(&quot;INSERT INTO CompetitivePC ('&quot;; [.A1];&quot;','&quot;;[.B1];&quot;','&quot;; [.C1];&quot;','&quot;;[.D1];&quot;','&quot;; [.E1];&quot;','&quot;;[.F1];&quot;','&quot;; [.G1];&quot;','&quot;;[.H1];&quot;','&quot;; [.I1];&quot;','&quot;;[.J1];&quot;','&quot;; [.K1];&quot;','&quot;;[.L1];&quot;','&quot;; [.M1];&quot;','&quot;;[.N1];&quot;','&quot;; [.O1];&quot;','&quot;;[.P1];&quot;','&quot;; [.Q1];&quot;','&quot;)" office:value-type="string" office:string-value="INSERT INTO CompetitivePC ('NationalID','Form','Nickname','Role','Ability','Nature','HoldItem','Move1','Move2','Move3','Move4','HP','ATK','DEF','SPATK','SPDEF','SPD','" calcext:value-type="string">
            <text:p>INSERT INTO CompetitivePC ('NationalID','Form','Nickname','Role','Ability','Nature','HoldItem','Move1','Move2','Move3','Move4','HP','ATK','DEF','SPATK','SPDEF','SPD','</text:p>
          </table:table-cell>
          <table:table-cell table:style-name="ce7" table:number-columns-repeated="1005"/>
        </table:table-row>
        <table:table-row table:style-name="ro1">
          <table:table-cell table:number-columns-repeated="18"/>
          <table:table-cell table:formula="of:=COM.MICROSOFT.CONCAT(&quot;INSERT INTO CompetitivePC (NationalID, Form, Nickname, Role, Ability, Nature, HoldItem, Move1, Move2, Move3, Move4, HP, ATK, DEF, SPATK, SPDEF, SPD) VALUES ('&quot;; [.A2];&quot;','&quot;;[.B2];&quot;','&quot;; [.C2];&quot;','&quot;;[.D2];&quot;','&quot;; [.E2];&quot;','&quot;;[.F2];&quot;','&quot;; [.G2];&quot;','&quot;;[.H2];&quot;','&quot;; [.I2];&quot;','&quot;;[.J2];&quot;','&quot;; [.K2];&quot;','&quot;;[.L2];&quot;','&quot;; [.M2];&quot;','&quot;;[.N2];&quot;','&quot;; [.O2];&quot;','&quot;;[.P2];&quot;','&quot;; [.Q2];&quot;');&quot;)" office:value-type="string" office:string-value="INSERT INTO CompetitivePC (NationalID, Form, Nickname, Role, Ability, Nature, HoldItem, Move1, Move2, Move3, Move4, HP, ATK, DEF, SPATK, SPDEF, SPD) VALUES ('','','','','','','','','','','','','','','','','');" calcext:value-type="string">
            <text:p>INSERT INTO CompetitivePC (NationalID, Form, Nickname, Role, Ability, Nature, HoldItem, Move1, Move2, Move3, Move4, HP, ATK, DEF, SPATK, SPDEF, SPD) VALUES ('','','','','','','','','','','','','','','','','');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formula="of:=COM.MICROSOFT.CONCAT(&quot;INSERT INTO CompetitivePC (NationalID, Form, Nickname, Role, Ability, Nature, HoldItem, Move1, Move2, Move3, Move4, HP, ATK, DEF, SPATK, SPDEF, SPD) VALUES ('&quot;; [.A3];&quot;','&quot;;[.B3];&quot;','&quot;; [.C3];&quot;','&quot;;[.D3];&quot;','&quot;; [.E3];&quot;','&quot;;[.F3];&quot;','&quot;; [.G3];&quot;','&quot;;[.H3];&quot;','&quot;; [.I3];&quot;','&quot;;[.J3];&quot;','&quot;; [.K3];&quot;','&quot;;[.L3];&quot;','&quot;; [.M3];&quot;','&quot;;[.N3];&quot;','&quot;; [.O3];&quot;','&quot;;[.P3];&quot;','&quot;; [.Q3];&quot;');&quot;)" office:value-type="string" office:string-value="INSERT INTO CompetitivePC (NationalID, Form, Nickname, Role, Ability, Nature, HoldItem, Move1, Move2, Move3, Move4, HP, ATK, DEF, SPATK, SPDEF, SPD) VALUES ('','','','','','','','','','','','','','','','','');" calcext:value-type="string">
            <text:p>INSERT INTO CompetitivePC (NationalID, Form, Nickname, Role, Ability, Nature, HoldItem, Move1, Move2, Move3, Move4, HP, ATK, DEF, SPATK, SPDEF, SPD) VALUES ('','','','','','','','','','','','','','','','','');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formula="of:=COM.MICROSOFT.CONCAT(&quot;INSERT INTO CompetitivePC (NationalID, Form, Nickname, Role, Ability, Nature, HoldItem, Move1, Move2, Move3, Move4, HP, ATK, DEF, SPATK, SPDEF, SPD) VALUES ('&quot;; [.A4];&quot;','&quot;;[.B4];&quot;','&quot;; [.C4];&quot;','&quot;;[.D4];&quot;','&quot;; [.E4];&quot;','&quot;;[.F4];&quot;','&quot;; [.G4];&quot;','&quot;;[.H4];&quot;','&quot;; [.I4];&quot;','&quot;;[.J4];&quot;','&quot;; [.K4];&quot;','&quot;;[.L4];&quot;','&quot;; [.M4];&quot;','&quot;;[.N4];&quot;','&quot;; [.O4];&quot;','&quot;;[.P4];&quot;','&quot;; [.Q4];&quot;');&quot;)" office:value-type="string" office:string-value="INSERT INTO CompetitivePC (NationalID, Form, Nickname, Role, Ability, Nature, HoldItem, Move1, Move2, Move3, Move4, HP, ATK, DEF, SPATK, SPDEF, SPD) VALUES ('','','','','','','','','','','','','','','','','');" calcext:value-type="string">
            <text:p>INSERT INTO CompetitivePC (NationalID, Form, Nickname, Role, Ability, Nature, HoldItem, Move1, Move2, Move3, Move4, HP, ATK, DEF, SPATK, SPDEF, SPD) VALUES ('','','','','','','','','','','','','','','','','');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formula="of:=COM.MICROSOFT.CONCAT(&quot;INSERT INTO CompetitivePC (NationalID, Form, Nickname, Role, Ability, Nature, HoldItem, Move1, Move2, Move3, Move4, HP, ATK, DEF, SPATK, SPDEF, SPD) VALUES ('&quot;; [.A5];&quot;','&quot;;[.B5];&quot;','&quot;; [.C5];&quot;','&quot;;[.D5];&quot;','&quot;; [.E5];&quot;','&quot;;[.F5];&quot;','&quot;; [.G5];&quot;','&quot;;[.H5];&quot;','&quot;; [.I5];&quot;','&quot;;[.J5];&quot;','&quot;; [.K5];&quot;','&quot;;[.L5];&quot;','&quot;; [.M5];&quot;','&quot;;[.N5];&quot;','&quot;; [.O5];&quot;','&quot;;[.P5];&quot;','&quot;; [.Q5];&quot;');&quot;)" office:value-type="string" office:string-value="INSERT INTO CompetitivePC (NationalID, Form, Nickname, Role, Ability, Nature, HoldItem, Move1, Move2, Move3, Move4, HP, ATK, DEF, SPATK, SPDEF, SPD) VALUES ('','','','','','','','','','','','','','','','','');" calcext:value-type="string">
            <text:p>INSERT INTO CompetitivePC (NationalID, Form, Nickname, Role, Ability, Nature, HoldItem, Move1, Move2, Move3, Move4, HP, ATK, DEF, SPATK, SPDEF, SPD) VALUES ('','','','','','','','','','','','','','','','','');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formula="of:=COM.MICROSOFT.CONCAT(&quot;INSERT INTO CompetitivePC (NationalID, Form, Nickname, Role, Ability, Nature, HoldItem, Move1, Move2, Move3, Move4, HP, ATK, DEF, SPATK, SPDEF, SPD) VALUES ('&quot;; [.A6];&quot;','&quot;;[.B6];&quot;','&quot;; [.C6];&quot;','&quot;;[.D6];&quot;','&quot;; [.E6];&quot;','&quot;;[.F6];&quot;','&quot;; [.G6];&quot;','&quot;;[.H6];&quot;','&quot;; [.I6];&quot;','&quot;;[.J6];&quot;','&quot;; [.K6];&quot;','&quot;;[.L6];&quot;','&quot;; [.M6];&quot;','&quot;;[.N6];&quot;','&quot;; [.O6];&quot;','&quot;;[.P6];&quot;','&quot;; [.Q6];&quot;');&quot;)" office:value-type="string" office:string-value="INSERT INTO CompetitivePC (NationalID, Form, Nickname, Role, Ability, Nature, HoldItem, Move1, Move2, Move3, Move4, HP, ATK, DEF, SPATK, SPDEF, SPD) VALUES ('','','','','','','','','','','','','','','','','');" calcext:value-type="string">
            <text:p>INSERT INTO CompetitivePC (NationalID, Form, Nickname, Role, Ability, Nature, HoldItem, Move1, Move2, Move3, Move4, HP, ATK, DEF, SPATK, SPDEF, SPD) VALUES ('','','','','','','','','','','','','','','','','');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formula="of:=COM.MICROSOFT.CONCAT(&quot;INSERT INTO CompetitivePC (NationalID, Form, Nickname, Role, Ability, Nature, HoldItem, Move1, Move2, Move3, Move4, HP, ATK, DEF, SPATK, SPDEF, SPD) VALUES ('&quot;; [.A7];&quot;','&quot;;[.B7];&quot;','&quot;; [.C7];&quot;','&quot;;[.D7];&quot;','&quot;; [.E7];&quot;','&quot;;[.F7];&quot;','&quot;; [.G7];&quot;','&quot;;[.H7];&quot;','&quot;; [.I7];&quot;','&quot;;[.J7];&quot;','&quot;; [.K7];&quot;','&quot;;[.L7];&quot;','&quot;; [.M7];&quot;','&quot;;[.N7];&quot;','&quot;; [.O7];&quot;','&quot;;[.P7];&quot;','&quot;; [.Q7];&quot;');&quot;)" office:value-type="string" office:string-value="INSERT INTO CompetitivePC (NationalID, Form, Nickname, Role, Ability, Nature, HoldItem, Move1, Move2, Move3, Move4, HP, ATK, DEF, SPATK, SPDEF, SPD) VALUES ('','','','','','','','','','','','','','','','','');" calcext:value-type="string">
            <text:p>INSERT INTO CompetitivePC (NationalID, Form, Nickname, Role, Ability, Nature, HoldItem, Move1, Move2, Move3, Move4, HP, ATK, DEF, SPATK, SPDEF, SPD) VALUES ('','','','','','','','','','','','','','','','','');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formula="of:=COM.MICROSOFT.CONCAT(&quot;INSERT INTO CompetitivePC (NationalID, Form, Nickname, Role, Ability, Nature, HoldItem, Move1, Move2, Move3, Move4, HP, ATK, DEF, SPATK, SPDEF, SPD) VALUES ('&quot;; [.A8];&quot;','&quot;;[.B8];&quot;','&quot;; [.C8];&quot;','&quot;;[.D8];&quot;','&quot;; [.E8];&quot;','&quot;;[.F8];&quot;','&quot;; [.G8];&quot;','&quot;;[.H8];&quot;','&quot;; [.I8];&quot;','&quot;;[.J8];&quot;','&quot;; [.K8];&quot;','&quot;;[.L8];&quot;','&quot;; [.M8];&quot;','&quot;;[.N8];&quot;','&quot;; [.O8];&quot;','&quot;;[.P8];&quot;','&quot;; [.Q8];&quot;');&quot;)" office:value-type="string" office:string-value="INSERT INTO CompetitivePC (NationalID, Form, Nickname, Role, Ability, Nature, HoldItem, Move1, Move2, Move3, Move4, HP, ATK, DEF, SPATK, SPDEF, SPD) VALUES ('','','','','','','','','','','','','','','','','');" calcext:value-type="string">
            <text:p>INSERT INTO CompetitivePC (NationalID, Form, Nickname, Role, Ability, Nature, HoldItem, Move1, Move2, Move3, Move4, HP, ATK, DEF, SPATK, SPDEF, SPD) VALUES ('','','','','','','','','','','','','','','','','');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formula="of:=COM.MICROSOFT.CONCAT(&quot;INSERT INTO CompetitivePC (NationalID, Form, Nickname, Role, Ability, Nature, HoldItem, Move1, Move2, Move3, Move4, HP, ATK, DEF, SPATK, SPDEF, SPD) VALUES ('&quot;; [.A9];&quot;','&quot;;[.B9];&quot;','&quot;; [.C9];&quot;','&quot;;[.D9];&quot;','&quot;; [.E9];&quot;','&quot;;[.F9];&quot;','&quot;; [.G9];&quot;','&quot;;[.H9];&quot;','&quot;; [.I9];&quot;','&quot;;[.J9];&quot;','&quot;; [.K9];&quot;','&quot;;[.L9];&quot;','&quot;; [.M9];&quot;','&quot;;[.N9];&quot;','&quot;; [.O9];&quot;','&quot;;[.P9];&quot;','&quot;; [.Q9];&quot;');&quot;)" office:value-type="string" office:string-value="INSERT INTO CompetitivePC (NationalID, Form, Nickname, Role, Ability, Nature, HoldItem, Move1, Move2, Move3, Move4, HP, ATK, DEF, SPATK, SPDEF, SPD) VALUES ('','','','','','','','','','','','','','','','','');" calcext:value-type="string">
            <text:p>INSERT INTO CompetitivePC (NationalID, Form, Nickname, Role, Ability, Nature, HoldItem, Move1, Move2, Move3, Move4, HP, ATK, DEF, SPATK, SPDEF, SPD) VALUES ('','','','','','','','','','','','','','','','','');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formula="of:=COM.MICROSOFT.CONCAT(&quot;INSERT INTO CompetitivePC (NationalID, Form, Nickname, Role, Ability, Nature, HoldItem, Move1, Move2, Move3, Move4, HP, ATK, DEF, SPATK, SPDEF, SPD) VALUES ('&quot;; [.A10];&quot;','&quot;;[.B10];&quot;','&quot;; [.C10];&quot;','&quot;;[.D10];&quot;','&quot;; [.E10];&quot;','&quot;;[.F10];&quot;','&quot;; [.G10];&quot;','&quot;;[.H10];&quot;','&quot;; [.I10];&quot;','&quot;;[.J10];&quot;','&quot;; [.K10];&quot;','&quot;;[.L10];&quot;','&quot;; [.M10];&quot;','&quot;;[.N10];&quot;','&quot;; [.O10];&quot;','&quot;;[.P10];&quot;','&quot;; [.Q10];&quot;');&quot;)" office:value-type="string" office:string-value="INSERT INTO CompetitivePC (NationalID, Form, Nickname, Role, Ability, Nature, HoldItem, Move1, Move2, Move3, Move4, HP, ATK, DEF, SPATK, SPDEF, SPD) VALUES ('','','','','','','','','','','','','','','','','');" calcext:value-type="string">
            <text:p>INSERT INTO CompetitivePC (NationalID, Form, Nickname, Role, Ability, Nature, HoldItem, Move1, Move2, Move3, Move4, HP, ATK, DEF, SPATK, SPDEF, SPD) VALUES ('','','','','','','','','','','','','','','','','');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formula="of:=COM.MICROSOFT.CONCAT(&quot;INSERT INTO CompetitivePC (NationalID, Form, Nickname, Role, Ability, Nature, HoldItem, Move1, Move2, Move3, Move4, HP, ATK, DEF, SPATK, SPDEF, SPD) VALUES ('&quot;; [.A11];&quot;','&quot;;[.B11];&quot;','&quot;; [.C11];&quot;','&quot;;[.D11];&quot;','&quot;; [.E11];&quot;','&quot;;[.F11];&quot;','&quot;; [.G11];&quot;','&quot;;[.H11];&quot;','&quot;; [.I11];&quot;','&quot;;[.J11];&quot;','&quot;; [.K11];&quot;','&quot;;[.L11];&quot;','&quot;; [.M11];&quot;','&quot;;[.N11];&quot;','&quot;; [.O11];&quot;','&quot;;[.P11];&quot;','&quot;; [.Q11];&quot;');&quot;)" office:value-type="string" office:string-value="INSERT INTO CompetitivePC (NationalID, Form, Nickname, Role, Ability, Nature, HoldItem, Move1, Move2, Move3, Move4, HP, ATK, DEF, SPATK, SPDEF, SPD) VALUES ('','','','','','','','','','','','','','','','','');" calcext:value-type="string">
            <text:p>INSERT INTO CompetitivePC (NationalID, Form, Nickname, Role, Ability, Nature, HoldItem, Move1, Move2, Move3, Move4, HP, ATK, DEF, SPATK, SPDEF, SPD) VALUES ('','','','','','','','','','','','','','','','','');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formula="of:=COM.MICROSOFT.CONCAT(&quot;INSERT INTO CompetitivePC (NationalID, Form, Nickname, Role, Ability, Nature, HoldItem, Move1, Move2, Move3, Move4, HP, ATK, DEF, SPATK, SPDEF, SPD) VALUES ('&quot;; [.A12];&quot;','&quot;;[.B12];&quot;','&quot;; [.C12];&quot;','&quot;;[.D12];&quot;','&quot;; [.E12];&quot;','&quot;;[.F12];&quot;','&quot;; [.G12];&quot;','&quot;;[.H12];&quot;','&quot;; [.I12];&quot;','&quot;;[.J12];&quot;','&quot;; [.K12];&quot;','&quot;;[.L12];&quot;','&quot;; [.M12];&quot;','&quot;;[.N12];&quot;','&quot;; [.O12];&quot;','&quot;;[.P12];&quot;','&quot;; [.Q12];&quot;');&quot;)" office:value-type="string" office:string-value="INSERT INTO CompetitivePC (NationalID, Form, Nickname, Role, Ability, Nature, HoldItem, Move1, Move2, Move3, Move4, HP, ATK, DEF, SPATK, SPDEF, SPD) VALUES ('','','','','','','','','','','','','','','','','');" calcext:value-type="string">
            <text:p>INSERT INTO CompetitivePC (NationalID, Form, Nickname, Role, Ability, Nature, HoldItem, Move1, Move2, Move3, Move4, HP, ATK, DEF, SPATK, SPDEF, SPD) VALUES ('','','','','','','','','','','','','','','','','');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formula="of:=COM.MICROSOFT.CONCAT(&quot;INSERT INTO CompetitivePC (NationalID, Form, Nickname, Role, Ability, Nature, HoldItem, Move1, Move2, Move3, Move4, HP, ATK, DEF, SPATK, SPDEF, SPD) VALUES ('&quot;; [.A13];&quot;','&quot;;[.B13];&quot;','&quot;; [.C13];&quot;','&quot;;[.D13];&quot;','&quot;; [.E13];&quot;','&quot;;[.F13];&quot;','&quot;; [.G13];&quot;','&quot;;[.H13];&quot;','&quot;; [.I13];&quot;','&quot;;[.J13];&quot;','&quot;; [.K13];&quot;','&quot;;[.L13];&quot;','&quot;; [.M13];&quot;','&quot;;[.N13];&quot;','&quot;; [.O13];&quot;','&quot;;[.P13];&quot;','&quot;; [.Q13];&quot;');&quot;)" office:value-type="string" office:string-value="INSERT INTO CompetitivePC (NationalID, Form, Nickname, Role, Ability, Nature, HoldItem, Move1, Move2, Move3, Move4, HP, ATK, DEF, SPATK, SPDEF, SPD) VALUES ('','','','','','','','','','','','','','','','','');" calcext:value-type="string">
            <text:p>INSERT INTO CompetitivePC (NationalID, Form, Nickname, Role, Ability, Nature, HoldItem, Move1, Move2, Move3, Move4, HP, ATK, DEF, SPATK, SPDEF, SPD) VALUES ('','','','','','','','','','','','','','','','','');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formula="of:=COM.MICROSOFT.CONCAT(&quot;INSERT INTO CompetitivePC (NationalID, Form, Nickname, Role, Ability, Nature, HoldItem, Move1, Move2, Move3, Move4, HP, ATK, DEF, SPATK, SPDEF, SPD) VALUES ('&quot;; [.A14];&quot;','&quot;;[.B14];&quot;','&quot;; [.C14];&quot;','&quot;;[.D14];&quot;','&quot;; [.E14];&quot;','&quot;;[.F14];&quot;','&quot;; [.G14];&quot;','&quot;;[.H14];&quot;','&quot;; [.I14];&quot;','&quot;;[.J14];&quot;','&quot;; [.K14];&quot;','&quot;;[.L14];&quot;','&quot;; [.M14];&quot;','&quot;;[.N14];&quot;','&quot;; [.O14];&quot;','&quot;;[.P14];&quot;','&quot;; [.Q14];&quot;');&quot;)" office:value-type="string" office:string-value="INSERT INTO CompetitivePC (NationalID, Form, Nickname, Role, Ability, Nature, HoldItem, Move1, Move2, Move3, Move4, HP, ATK, DEF, SPATK, SPDEF, SPD) VALUES ('','','','','','','','','','','','','','','','','');" calcext:value-type="string">
            <text:p>INSERT INTO CompetitivePC (NationalID, Form, Nickname, Role, Ability, Nature, HoldItem, Move1, Move2, Move3, Move4, HP, ATK, DEF, SPATK, SPDEF, SPD) VALUES ('','','','','','','','','','','','','','','','','');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formula="of:=COM.MICROSOFT.CONCAT(&quot;INSERT INTO CompetitivePC (NationalID, Form, Nickname, Role, Ability, Nature, HoldItem, Move1, Move2, Move3, Move4, HP, ATK, DEF, SPATK, SPDEF, SPD) VALUES ('&quot;; [.A15];&quot;','&quot;;[.B15];&quot;','&quot;; [.C15];&quot;','&quot;;[.D15];&quot;','&quot;; [.E15];&quot;','&quot;;[.F15];&quot;','&quot;; [.G15];&quot;','&quot;;[.H15];&quot;','&quot;; [.I15];&quot;','&quot;;[.J15];&quot;','&quot;; [.K15];&quot;','&quot;;[.L15];&quot;','&quot;; [.M15];&quot;','&quot;;[.N15];&quot;','&quot;; [.O15];&quot;','&quot;;[.P15];&quot;','&quot;; [.Q15];&quot;');&quot;)" office:value-type="string" office:string-value="INSERT INTO CompetitivePC (NationalID, Form, Nickname, Role, Ability, Nature, HoldItem, Move1, Move2, Move3, Move4, HP, ATK, DEF, SPATK, SPDEF, SPD) VALUES ('','','','','','','','','','','','','','','','','');" calcext:value-type="string">
            <text:p>INSERT INTO CompetitivePC (NationalID, Form, Nickname, Role, Ability, Nature, HoldItem, Move1, Move2, Move3, Move4, HP, ATK, DEF, SPATK, SPDEF, SPD) VALUES ('','','','','','','','','','','','','','','','','');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formula="of:=COM.MICROSOFT.CONCAT(&quot;INSERT INTO CompetitivePC (NationalID, Form, Nickname, Role, Ability, Nature, HoldItem, Move1, Move2, Move3, Move4, HP, ATK, DEF, SPATK, SPDEF, SPD) VALUES ('&quot;; [.A16];&quot;','&quot;;[.B16];&quot;','&quot;; [.C16];&quot;','&quot;;[.D16];&quot;','&quot;; [.E16];&quot;','&quot;;[.F16];&quot;','&quot;; [.G16];&quot;','&quot;;[.H16];&quot;','&quot;; [.I16];&quot;','&quot;;[.J16];&quot;','&quot;; [.K16];&quot;','&quot;;[.L16];&quot;','&quot;; [.M16];&quot;','&quot;;[.N16];&quot;','&quot;; [.O16];&quot;','&quot;;[.P16];&quot;','&quot;; [.Q16];&quot;');&quot;)" office:value-type="string" office:string-value="INSERT INTO CompetitivePC (NationalID, Form, Nickname, Role, Ability, Nature, HoldItem, Move1, Move2, Move3, Move4, HP, ATK, DEF, SPATK, SPDEF, SPD) VALUES ('','','','','','','','','','','','','','','','','');" calcext:value-type="string">
            <text:p>INSERT INTO CompetitivePC (NationalID, Form, Nickname, Role, Ability, Nature, HoldItem, Move1, Move2, Move3, Move4, HP, ATK, DEF, SPATK, SPDEF, SPD) VALUES ('','','','','','','','','','','','','','','','','');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formula="of:=COM.MICROSOFT.CONCAT(&quot;INSERT INTO CompetitivePC (NationalID, Form, Nickname, Role, Ability, Nature, HoldItem, Move1, Move2, Move3, Move4, HP, ATK, DEF, SPATK, SPDEF, SPD) VALUES ('&quot;; [.A17];&quot;','&quot;;[.B17];&quot;','&quot;; [.C17];&quot;','&quot;;[.D17];&quot;','&quot;; [.E17];&quot;','&quot;;[.F17];&quot;','&quot;; [.G17];&quot;','&quot;;[.H17];&quot;','&quot;; [.I17];&quot;','&quot;;[.J17];&quot;','&quot;; [.K17];&quot;','&quot;;[.L17];&quot;','&quot;; [.M17];&quot;','&quot;;[.N17];&quot;','&quot;; [.O17];&quot;','&quot;;[.P17];&quot;','&quot;; [.Q17];&quot;');&quot;)" office:value-type="string" office:string-value="INSERT INTO CompetitivePC (NationalID, Form, Nickname, Role, Ability, Nature, HoldItem, Move1, Move2, Move3, Move4, HP, ATK, DEF, SPATK, SPDEF, SPD) VALUES ('','','','','','','','','','','','','','','','','');" calcext:value-type="string">
            <text:p>INSERT INTO CompetitivePC (NationalID, Form, Nickname, Role, Ability, Nature, HoldItem, Move1, Move2, Move3, Move4, HP, ATK, DEF, SPATK, SPDEF, SPD) VALUES ('','','','','','','','','','','','','','','','','');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formula="of:=COM.MICROSOFT.CONCAT(&quot;INSERT INTO CompetitivePC (NationalID, Form, Nickname, Role, Ability, Nature, HoldItem, Move1, Move2, Move3, Move4, HP, ATK, DEF, SPATK, SPDEF, SPD) VALUES ('&quot;; [.A18];&quot;','&quot;;[.B18];&quot;','&quot;; [.C18];&quot;','&quot;;[.D18];&quot;','&quot;; [.E18];&quot;','&quot;;[.F18];&quot;','&quot;; [.G18];&quot;','&quot;;[.H18];&quot;','&quot;; [.I18];&quot;','&quot;;[.J18];&quot;','&quot;; [.K18];&quot;','&quot;;[.L18];&quot;','&quot;; [.M18];&quot;','&quot;;[.N18];&quot;','&quot;; [.O18];&quot;','&quot;;[.P18];&quot;','&quot;; [.Q18];&quot;');&quot;)" office:value-type="string" office:string-value="INSERT INTO CompetitivePC (NationalID, Form, Nickname, Role, Ability, Nature, HoldItem, Move1, Move2, Move3, Move4, HP, ATK, DEF, SPATK, SPDEF, SPD) VALUES ('','','','','','','','','','','','','','','','','');" calcext:value-type="string">
            <text:p>INSERT INTO CompetitivePC (NationalID, Form, Nickname, Role, Ability, Nature, HoldItem, Move1, Move2, Move3, Move4, HP, ATK, DEF, SPATK, SPDEF, SPD) VALUES ('','','','','','','','','','','','','','','','','');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formula="of:=COM.MICROSOFT.CONCAT(&quot;INSERT INTO CompetitivePC (NationalID, Form, Nickname, Role, Ability, Nature, HoldItem, Move1, Move2, Move3, Move4, HP, ATK, DEF, SPATK, SPDEF, SPD) VALUES ('&quot;; [.A19];&quot;','&quot;;[.B19];&quot;','&quot;; [.C19];&quot;','&quot;;[.D19];&quot;','&quot;; [.E19];&quot;','&quot;;[.F19];&quot;','&quot;; [.G19];&quot;','&quot;;[.H19];&quot;','&quot;; [.I19];&quot;','&quot;;[.J19];&quot;','&quot;; [.K19];&quot;','&quot;;[.L19];&quot;','&quot;; [.M19];&quot;','&quot;;[.N19];&quot;','&quot;; [.O19];&quot;','&quot;;[.P19];&quot;','&quot;; [.Q19];&quot;');&quot;)" office:value-type="string" office:string-value="INSERT INTO CompetitivePC (NationalID, Form, Nickname, Role, Ability, Nature, HoldItem, Move1, Move2, Move3, Move4, HP, ATK, DEF, SPATK, SPDEF, SPD) VALUES ('','','','','','','','','','','','','','','','','');" calcext:value-type="string">
            <text:p>INSERT INTO CompetitivePC (NationalID, Form, Nickname, Role, Ability, Nature, HoldItem, Move1, Move2, Move3, Move4, HP, ATK, DEF, SPATK, SPDEF, SPD) VALUES ('','','','','','','','','','','','','','','','','');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formula="of:=COM.MICROSOFT.CONCAT(&quot;INSERT INTO CompetitivePC (NationalID, Form, Nickname, Role, Ability, Nature, HoldItem, Move1, Move2, Move3, Move4, HP, ATK, DEF, SPATK, SPDEF, SPD) VALUES ('&quot;; [.A20];&quot;','&quot;;[.B20];&quot;','&quot;; [.C20];&quot;','&quot;;[.D20];&quot;','&quot;; [.E20];&quot;','&quot;;[.F20];&quot;','&quot;; [.G20];&quot;','&quot;;[.H20];&quot;','&quot;; [.I20];&quot;','&quot;;[.J20];&quot;','&quot;; [.K20];&quot;','&quot;;[.L20];&quot;','&quot;; [.M20];&quot;','&quot;;[.N20];&quot;','&quot;; [.O20];&quot;','&quot;;[.P20];&quot;','&quot;; [.Q20];&quot;');&quot;)" office:value-type="string" office:string-value="INSERT INTO CompetitivePC (NationalID, Form, Nickname, Role, Ability, Nature, HoldItem, Move1, Move2, Move3, Move4, HP, ATK, DEF, SPATK, SPDEF, SPD) VALUES ('','','','','','','','','','','','','','','','','');" calcext:value-type="string">
            <text:p>INSERT INTO CompetitivePC (NationalID, Form, Nickname, Role, Ability, Nature, HoldItem, Move1, Move2, Move3, Move4, HP, ATK, DEF, SPATK, SPDEF, SPD) VALUES ('','','','','','','','','','','','','','','','','');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formula="of:=COM.MICROSOFT.CONCAT(&quot;INSERT INTO CompetitivePC (NationalID, Form, Nickname, Role, Ability, Nature, HoldItem, Move1, Move2, Move3, Move4, HP, ATK, DEF, SPATK, SPDEF, SPD) VALUES ('&quot;; [.A21];&quot;','&quot;;[.B21];&quot;','&quot;; [.C21];&quot;','&quot;;[.D21];&quot;','&quot;; [.E21];&quot;','&quot;;[.F21];&quot;','&quot;; [.G21];&quot;','&quot;;[.H21];&quot;','&quot;; [.I21];&quot;','&quot;;[.J21];&quot;','&quot;; [.K21];&quot;','&quot;;[.L21];&quot;','&quot;; [.M21];&quot;','&quot;;[.N21];&quot;','&quot;; [.O21];&quot;','&quot;;[.P21];&quot;','&quot;; [.Q21];&quot;');&quot;)" office:value-type="string" office:string-value="INSERT INTO CompetitivePC (NationalID, Form, Nickname, Role, Ability, Nature, HoldItem, Move1, Move2, Move3, Move4, HP, ATK, DEF, SPATK, SPDEF, SPD) VALUES ('','','','','','','','','','','','','','','','','');" calcext:value-type="string">
            <text:p>INSERT INTO CompetitivePC (NationalID, Form, Nickname, Role, Ability, Nature, HoldItem, Move1, Move2, Move3, Move4, HP, ATK, DEF, SPATK, SPDEF, SPD) VALUES ('','','','','','','','','','','','','','','','','');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formula="of:=COM.MICROSOFT.CONCAT(&quot;INSERT INTO CompetitivePC (NationalID, Form, Nickname, Role, Ability, Nature, HoldItem, Move1, Move2, Move3, Move4, HP, ATK, DEF, SPATK, SPDEF, SPD) VALUES ('&quot;; [.A22];&quot;','&quot;;[.B22];&quot;','&quot;; [.C22];&quot;','&quot;;[.D22];&quot;','&quot;; [.E22];&quot;','&quot;;[.F22];&quot;','&quot;; [.G22];&quot;','&quot;;[.H22];&quot;','&quot;; [.I22];&quot;','&quot;;[.J22];&quot;','&quot;; [.K22];&quot;','&quot;;[.L22];&quot;','&quot;; [.M22];&quot;','&quot;;[.N22];&quot;','&quot;; [.O22];&quot;','&quot;;[.P22];&quot;','&quot;; [.Q22];&quot;');&quot;)" office:value-type="string" office:string-value="INSERT INTO CompetitivePC (NationalID, Form, Nickname, Role, Ability, Nature, HoldItem, Move1, Move2, Move3, Move4, HP, ATK, DEF, SPATK, SPDEF, SPD) VALUES ('','','','','','','','','','','','','','','','','');" calcext:value-type="string">
            <text:p>INSERT INTO CompetitivePC (NationalID, Form, Nickname, Role, Ability, Nature, HoldItem, Move1, Move2, Move3, Move4, HP, ATK, DEF, SPATK, SPDEF, SPD) VALUES ('','','','','','','','','','','','','','','','','');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formula="of:=COM.MICROSOFT.CONCAT(&quot;INSERT INTO CompetitivePC (NationalID, Form, Nickname, Role, Ability, Nature, HoldItem, Move1, Move2, Move3, Move4, HP, ATK, DEF, SPATK, SPDEF, SPD) VALUES ('&quot;; [.A23];&quot;','&quot;;[.B23];&quot;','&quot;; [.C23];&quot;','&quot;;[.D23];&quot;','&quot;; [.E23];&quot;','&quot;;[.F23];&quot;','&quot;; [.G23];&quot;','&quot;;[.H23];&quot;','&quot;; [.I23];&quot;','&quot;;[.J23];&quot;','&quot;; [.K23];&quot;','&quot;;[.L23];&quot;','&quot;; [.M23];&quot;','&quot;;[.N23];&quot;','&quot;; [.O23];&quot;','&quot;;[.P23];&quot;','&quot;; [.Q23];&quot;');&quot;)" office:value-type="string" office:string-value="INSERT INTO CompetitivePC (NationalID, Form, Nickname, Role, Ability, Nature, HoldItem, Move1, Move2, Move3, Move4, HP, ATK, DEF, SPATK, SPDEF, SPD) VALUES ('','','','','','','','','','','','','','','','','');" calcext:value-type="string">
            <text:p>INSERT INTO CompetitivePC (NationalID, Form, Nickname, Role, Ability, Nature, HoldItem, Move1, Move2, Move3, Move4, HP, ATK, DEF, SPATK, SPDEF, SPD) VALUES ('','','','','','','','','','','','','','','','','');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formula="of:=COM.MICROSOFT.CONCAT(&quot;INSERT INTO CompetitivePC (NationalID, Form, Nickname, Role, Ability, Nature, HoldItem, Move1, Move2, Move3, Move4, HP, ATK, DEF, SPATK, SPDEF, SPD) VALUES ('&quot;; [.A24];&quot;','&quot;;[.B24];&quot;','&quot;; [.C24];&quot;','&quot;;[.D24];&quot;','&quot;; [.E24];&quot;','&quot;;[.F24];&quot;','&quot;; [.G24];&quot;','&quot;;[.H24];&quot;','&quot;; [.I24];&quot;','&quot;;[.J24];&quot;','&quot;; [.K24];&quot;','&quot;;[.L24];&quot;','&quot;; [.M24];&quot;','&quot;;[.N24];&quot;','&quot;; [.O24];&quot;','&quot;;[.P24];&quot;','&quot;; [.Q24];&quot;');&quot;)" office:value-type="string" office:string-value="INSERT INTO CompetitivePC (NationalID, Form, Nickname, Role, Ability, Nature, HoldItem, Move1, Move2, Move3, Move4, HP, ATK, DEF, SPATK, SPDEF, SPD) VALUES ('','','','','','','','','','','','','','','','','');" calcext:value-type="string">
            <text:p>INSERT INTO CompetitivePC (NationalID, Form, Nickname, Role, Ability, Nature, HoldItem, Move1, Move2, Move3, Move4, HP, ATK, DEF, SPATK, SPDEF, SPD) VALUES ('','','','','','','','','','','','','','','','','');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formula="of:=COM.MICROSOFT.CONCAT(&quot;INSERT INTO CompetitivePC (NationalID, Form, Nickname, Role, Ability, Nature, HoldItem, Move1, Move2, Move3, Move4, HP, ATK, DEF, SPATK, SPDEF, SPD) VALUES ('&quot;; [.A25];&quot;','&quot;;[.B25];&quot;','&quot;; [.C25];&quot;','&quot;;[.D25];&quot;','&quot;; [.E25];&quot;','&quot;;[.F25];&quot;','&quot;; [.G25];&quot;','&quot;;[.H25];&quot;','&quot;; [.I25];&quot;','&quot;;[.J25];&quot;','&quot;; [.K25];&quot;','&quot;;[.L25];&quot;','&quot;; [.M25];&quot;','&quot;;[.N25];&quot;','&quot;; [.O25];&quot;','&quot;;[.P25];&quot;','&quot;; [.Q25];&quot;');&quot;)" office:value-type="string" office:string-value="INSERT INTO CompetitivePC (NationalID, Form, Nickname, Role, Ability, Nature, HoldItem, Move1, Move2, Move3, Move4, HP, ATK, DEF, SPATK, SPDEF, SPD) VALUES ('','','','','','','','','','','','','','','','','');" calcext:value-type="string">
            <text:p>INSERT INTO CompetitivePC (NationalID, Form, Nickname, Role, Ability, Nature, HoldItem, Move1, Move2, Move3, Move4, HP, ATK, DEF, SPATK, SPDEF, SPD) VALUES ('','','','','','','','','','','','','','','','','');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formula="of:=COM.MICROSOFT.CONCAT(&quot;INSERT INTO CompetitivePC (NationalID, Form, Nickname, Role, Ability, Nature, HoldItem, Move1, Move2, Move3, Move4, HP, ATK, DEF, SPATK, SPDEF, SPD) VALUES ('&quot;; [.A26];&quot;','&quot;;[.B26];&quot;','&quot;; [.C26];&quot;','&quot;;[.D26];&quot;','&quot;; [.E26];&quot;','&quot;;[.F26];&quot;','&quot;; [.G26];&quot;','&quot;;[.H26];&quot;','&quot;; [.I26];&quot;','&quot;;[.J26];&quot;','&quot;; [.K26];&quot;','&quot;;[.L26];&quot;','&quot;; [.M26];&quot;','&quot;;[.N26];&quot;','&quot;; [.O26];&quot;','&quot;;[.P26];&quot;','&quot;; [.Q26];&quot;');&quot;)" office:value-type="string" office:string-value="INSERT INTO CompetitivePC (NationalID, Form, Nickname, Role, Ability, Nature, HoldItem, Move1, Move2, Move3, Move4, HP, ATK, DEF, SPATK, SPDEF, SPD) VALUES ('','','','','','','','','','','','','','','','','');" calcext:value-type="string">
            <text:p>INSERT INTO CompetitivePC (NationalID, Form, Nickname, Role, Ability, Nature, HoldItem, Move1, Move2, Move3, Move4, HP, ATK, DEF, SPATK, SPDEF, SPD) VALUES ('','','','','','','','','','','','','','','','','');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formula="of:=COM.MICROSOFT.CONCAT(&quot;INSERT INTO CompetitivePC (NationalID, Form, Nickname, Role, Ability, Nature, HoldItem, Move1, Move2, Move3, Move4, HP, ATK, DEF, SPATK, SPDEF, SPD) VALUES ('&quot;; [.A27];&quot;','&quot;;[.B27];&quot;','&quot;; [.C27];&quot;','&quot;;[.D27];&quot;','&quot;; [.E27];&quot;','&quot;;[.F27];&quot;','&quot;; [.G27];&quot;','&quot;;[.H27];&quot;','&quot;; [.I27];&quot;','&quot;;[.J27];&quot;','&quot;; [.K27];&quot;','&quot;;[.L27];&quot;','&quot;; [.M27];&quot;','&quot;;[.N27];&quot;','&quot;; [.O27];&quot;','&quot;;[.P27];&quot;','&quot;; [.Q27];&quot;');&quot;)" office:value-type="string" office:string-value="INSERT INTO CompetitivePC (NationalID, Form, Nickname, Role, Ability, Nature, HoldItem, Move1, Move2, Move3, Move4, HP, ATK, DEF, SPATK, SPDEF, SPD) VALUES ('','','','','','','','','','','','','','','','','');" calcext:value-type="string">
            <text:p>INSERT INTO CompetitivePC (NationalID, Form, Nickname, Role, Ability, Nature, HoldItem, Move1, Move2, Move3, Move4, HP, ATK, DEF, SPATK, SPDEF, SPD) VALUES ('','','','','','','','','','','','','','','','','');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formula="of:=COM.MICROSOFT.CONCAT(&quot;INSERT INTO CompetitivePC (NationalID, Form, Nickname, Role, Ability, Nature, HoldItem, Move1, Move2, Move3, Move4, HP, ATK, DEF, SPATK, SPDEF, SPD) VALUES ('&quot;; [.A28];&quot;','&quot;;[.B28];&quot;','&quot;; [.C28];&quot;','&quot;;[.D28];&quot;','&quot;; [.E28];&quot;','&quot;;[.F28];&quot;','&quot;; [.G28];&quot;','&quot;;[.H28];&quot;','&quot;; [.I28];&quot;','&quot;;[.J28];&quot;','&quot;; [.K28];&quot;','&quot;;[.L28];&quot;','&quot;; [.M28];&quot;','&quot;;[.N28];&quot;','&quot;; [.O28];&quot;','&quot;;[.P28];&quot;','&quot;; [.Q28];&quot;');&quot;)" office:value-type="string" office:string-value="INSERT INTO CompetitivePC (NationalID, Form, Nickname, Role, Ability, Nature, HoldItem, Move1, Move2, Move3, Move4, HP, ATK, DEF, SPATK, SPDEF, SPD) VALUES ('','','','','','','','','','','','','','','','','');" calcext:value-type="string">
            <text:p>INSERT INTO CompetitivePC (NationalID, Form, Nickname, Role, Ability, Nature, HoldItem, Move1, Move2, Move3, Move4, HP, ATK, DEF, SPATK, SPDEF, SPD) VALUES ('','','','','','','','','','','','','','','','','');</text:p>
          </table:table-cell>
          <table:table-cell table:number-columns-repeated="1005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23:06:30.708031000</meta:creation-date>
    <dc:date>2017-01-08T23:08:48.025300000</dc:date>
    <meta:editing-duration>PT2M21S</meta:editing-duration>
    <meta:editing-cycles>1</meta:editing-cycles>
    <meta:document-statistic meta:table-count="1" meta:cell-count="45" meta:object-count="0"/>
    <meta:generator>LibreOffice/5.2.0.4$MacOSX_X86_64 LibreOffice_project/066b007f5ebcc236395c7d282ba488bca6720265</meta:generator>
  </office:meta>
</office:document-meta>
</file>